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50b" officeooo:paragraph-rsid="0017a50b"/>
    </style:style>
    <style:style style:name="P2" style:family="paragraph" style:parent-style-name="Standard">
      <style:text-properties officeooo:rsid="0017a50b" officeooo:paragraph-rsid="0018a7d2"/>
    </style:style>
    <style:style style:name="P3" style:family="paragraph" style:parent-style-name="Standard">
      <style:text-properties officeooo:rsid="0018a7d2" officeooo:paragraph-rsid="0018a7d2"/>
    </style:style>
    <style:style style:name="P4" style:family="paragraph" style:parent-style-name="Standard">
      <style:text-properties officeooo:rsid="001904c8" officeooo:paragraph-rsid="001904c8"/>
    </style:style>
    <style:style style:name="T1" style:family="text">
      <style:text-properties officeooo:rsid="001904c8"/>
    </style:style>
    <style:style style:name="T2" style:family="text">
      <style:text-properties officeooo:rsid="0019cc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</text:p>
      <text:p text:style-name="P1"/>
      <text:p text:style-name="P2">Este trabalho prático consistiu no desenvolvimento de um serviço “SDStore”, que permite aos utilizadores armazenar cópias dos seus ficheiros de forma segura e eficiente, poupando armazenamento. O serviço disponibiliza funcionalidades de compressão, descompressão e encriptação de ficheiros. Existe também a opção de aceder ao estado das tarefas executadas/por executar.</text:p>
      <text:p text:style-name="P1">Cliente e Servidor comunicam entre si através de Pipes com nome, sendo o cliente a entidade que faz os pedidos e, consequentemente, o servidor processa a informação e responde ao cliente. </text:p>
      <text:p text:style-name="P1"/>
      <text:p text:style-name="P1"/>
      <text:p text:style-name="P1"/>
      <text:p text:style-name="P3"/>
      <text:p text:style-name="P3">Funcionalidades</text:p>
      <text:p text:style-name="P3"/>
      <text:p text:style-name="P3"/>
      <text:p text:style-name="P3">Proc-file:</text:p>
      <text:p text:style-name="P3"/>
      <text:p text:style-name="P3">O cliente solicita o processamento e armazenamento de um ficheiro <text:span text:style-name="T1">através do comando “./sdstore proc-file [origem] [destino] [sequência de transformações]”. A origem é localização do ficheiro ao qual vão ser aplicadas as transformações. Pelo contrário, o destino é onde é guardado o ficheiro resultante da aplicação das transformações.</text:span></text:p>
      <text:p text:style-name="P4">FALAR NOS LIMITES DE EXECUÇÕES</text:p>
      <text:p text:style-name="P4"/>
      <text:p text:style-name="P4"/>
      <text:p text:style-name="P4"/>
      <text:p text:style-name="P4">Status:</text:p>
      <text:p text:style-name="P4"/>
      <text:p text:style-name="P4">O cliente pode consultar o estado de funcionamento do servidor, <text:span text:style-name="T2">isto é, os pedidos de processamento em execução, assim como, o estado de utilização das transformações,</text:span> através do comando “./sdstore status”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13:45:18.663905826</meta:creation-date>
    <dc:date>2022-05-07T14:23:39.762376731</dc:date>
    <meta:editing-duration>PT5M10S</meta:editing-duration>
    <meta:editing-cycles>1</meta:editing-cycles>
    <meta:document-statistic meta:table-count="0" meta:image-count="0" meta:object-count="0" meta:page-count="1" meta:paragraph-count="9" meta:word-count="168" meta:character-count="1170" meta:non-whitespace-character-count="1010"/>
    <meta:generator>LibreOffice/6.4.7.2$Linux_X86_64 LibreOffice_project/40$Build-2</meta:generator>
  </office:meta>
</office:document-meta>
</file>